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 style:list-style-name="L5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6292027004078533489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393078432137680728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7033514619889790148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120881309913428948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 </text:p>
          <text:p text:style-name="P14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Sat 6/18/16:</text:span> 5.25 miles</text:p>
      <text:p text:style-name="P8">I ran and walked the same course as on Tues June 14. This time I walked 10 times for a total of 1 mile of walking. <text:s/>The average pace was 10:33/mi. <text:s/>It was 87 degrees.</text:p>
      <text:p text:style-name="P8"/>
      <text:p text:style-name="P8">Sun 6/19/16: <text:span text:style-name="T2">3.25 miles</text:span></text:p>
      <text:p text:style-name="P8">I ran 3.25 miles on hilly roads and grass averaging 9:34/mi.</text:p>
      <text:p text:style-name="P8"/>
      <text:p text:style-name="P8">Mon 6/20/16: <text:span text:style-name="T2">5.25 miles</text:span></text:p>
      <text:p text:style-name="P8">I ran with Colton McCurdy and Gary Puleio and his brother Matt on the high school track.</text:p>
      <text:p text:style-name="P8">We warmed up with a mile, did some stretching, ran a 220 in 51 s and jogged a 220.</text:p>
      <text:p text:style-name="P8">Then we ran 8 x 440 yards with a 440 jog after each. <text:s/>The jogs were in about 3:40. It was 86 degrees,</text:p>
      <text:p text:style-name="P8">My times:</text:p>
      <text:list xml:id="list2279935534863921129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8"/>
      <text:p text:style-name="P8">Tues 6/21/16: <text:span text:style-name="T2">2 miles</text:span></text:p>
      <text:p text:style-name="P8">½ mile to the indoor track in 4:27</text:p>
      <text:p text:style-name="P8">4 minute rest</text:p>
      <text:p text:style-name="P8">1 mile on the indoor track with no shoes: 4:08.5+3:49.6=7:58.1</text:p>
      <text:p text:style-name="P8">1 light cycle of 17 exercises using weight machines for a total body workout</text:p>
      <text:p text:style-name="P8">½ mile jog ho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21T16:33:34.44</dc:date>
    <dc:creator>James Lombardi</dc:creator>
    <meta:editing-duration>PT5H19M49S</meta:editing-duration>
    <meta:editing-cycles>44</meta:editing-cycles>
    <meta:document-statistic meta:table-count="0" meta:image-count="0" meta:object-count="0" meta:page-count="5" meta:paragraph-count="175" meta:word-count="1555" meta:character-count="7636"/>
  </office:meta>
</office:document-meta>
</file>